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solid" draw:fill-color="#f6f7fc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3daee9" svg:stroke-linecap="square" svg:stroke-opacity="1" svg:stroke-width="4.467409314080000pt"/>
    </style:style>
    <style:style style:name="gr2" style:family="graphic">
      <style:graphic-properties draw:fill="solid" draw:fill-color="#3daee9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3daee9" svg:stroke-linecap="square" svg:stroke-opacity="1" svg:stroke-width="1.13386023200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6.693011599999998pt" fo:page-width="56.693011599999998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"/>
        </draw:layer-set>
        <draw:ellipse draw:style-name="gr1" xml:id="shape-1" draw:id="shape-1" draw:layer="" svg:width="53.58326834768pt" svg:height="53.58326834768pt" svg:x="1.55487162616pt" svg:y="1.55487162616pt" draw:kind="full">
          <draw:glue-point draw:id="4" svg:x="0.50000000000pt" svg:y="0.50000000000pt" draw:align="center"/>
        </draw:ellipse>
        <draw:ellipse draw:style-name="gr2" xml:id="shape-2" draw:id="shape-2" draw:layer="" svg:width="34.75911770274pt" svg:height="35.13120728553pt" svg:x="10.96694694863pt" svg:y="10.78090215724pt" draw:kind="full">
          <draw:glue-point draw:id="4" svg:x="0.50000000000pt" svg:y="0.50000000000pt" draw:align="center"/>
        </draw:ellips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0.1</meta:generator>
    <dc:title/>
    <meta:initial-creator>Unknown</meta:initial-creator>
    <meta:editing-cycles>7</meta:editing-cycles>
    <dc:date>2019-02-02T20:14:38</dc:date>
    <meta:creation-date>2008-10-27T22:59:39</meta:creation-date>
    <dc:creator>Maximilian Lika</dc:creator>
  </office:meta>
</office:document-meta>
</file>